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f4431" officeooo:paragraph-rsid="000f4431"/>
    </style:style>
    <style:style style:name="P2" style:family="paragraph" style:parent-style-name="Standard" style:list-style-name="L1">
      <style:text-properties style:font-name="DejaVu Sans" officeooo:rsid="000f4431" officeooo:paragraph-rsid="000f4431"/>
    </style:style>
    <style:style style:name="P3" style:family="paragraph" style:parent-style-name="Standard">
      <style:text-properties style:font-name="DejaVu Sans" fo:font-weight="bold" officeooo:rsid="000f4431" officeooo:paragraph-rsid="000f4431" style:font-weight-asian="bold" style:font-weight-complex="bold"/>
    </style:style>
    <style:style style:name="P4" style:family="paragraph" style:parent-style-name="Standard">
      <style:text-properties style:font-name="DejaVu Sans" fo:font-weight="normal" officeooo:rsid="000f4431" officeooo:paragraph-rsid="000f4431" style:font-weight-asian="normal" style:font-weight-complex="normal"/>
    </style:style>
    <style:style style:name="P5" style:family="paragraph" style:parent-style-name="Standard" style:list-style-name="L2">
      <style:text-properties style:font-name="DejaVu Sans" fo:font-weight="normal" officeooo:rsid="000f4431" officeooo:paragraph-rsid="000f4431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Reunião 01</text:p>
      <text:p text:style-name="P3"/>
      <text:p text:style-name="P3"/>
      <text:p text:style-name="P4">Participantes</text:p>
      <text:list xml:id="list983436619" text:style-name="L2">
        <text:list-item>
          <text:p text:style-name="P5">Afro</text:p>
        </text:list-item>
        <text:list-item>
          <text:p text:style-name="P5">Racube</text:p>
        </text:list-item>
        <text:list-item>
          <text:p text:style-name="P5">Mendes</text:p>
        </text:list-item>
        <text:list-item>
          <text:p text:style-name="P5">Filipi</text:p>
        </text:list-item>
        <text:list-item>
          <text:p text:style-name="P5">Vini</text:p>
        </text:list-item>
        <text:list-item>
          <text:p text:style-name="P5">Hernandes</text:p>
        </text:list-item>
        <text:list-item>
          <text:p text:style-name="P5">prock</text:p>
        </text:list-item>
      </text:list>
      <text:p text:style-name="P3"/>
      <text:p text:style-name="P3"/>
      <text:p text:style-name="P3">Pautas</text:p>
      <text:p text:style-name="P1"/>
      <text:p text:style-name="P1">**Sugestões</text:p>
      <text:p text:style-name="P1"/>
      <text:p text:style-name="P1"/>
      <text:list xml:id="list4058044762" text:style-name="L1">
        <text:list-item>
          <text:p text:style-name="P2">Permissões Servidor TS</text:p>
        </text:list-item>
        <text:list-item>
          <text:p text:style-name="P2">Administradores e Moderadores</text:p>
        </text:list-item>
        <text:list-item>
          <text:p text:style-name="P2">Definir régras e divulgar</text:p>
        </text:list-item>
        <text:list-item>
          <text:p text:style-name="P2">Serviços </text:p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2:48:25.085534594</meta:creation-date>
    <dc:date>2017-07-21T22:57:38.729616001</dc:date>
    <meta:editing-duration>PT9M15S</meta:editing-duration>
    <meta:editing-cycles>1</meta:editing-cycles>
    <meta:document-statistic meta:table-count="0" meta:image-count="0" meta:object-count="0" meta:page-count="1" meta:paragraph-count="15" meta:word-count="34" meta:character-count="181" meta:non-whitespace-character-count="172"/>
    <meta:generator>LibreOffice/5.3.3.2$Linux_X86_64 LibreOffice_project/3d9a8b4b4e538a85e0782bd6c2d430bafe583448</meta:generator>
  </office:meta>
</office:document-meta>
</file>